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color="#808080"/>
    </style:style>
    <style:style style:name="P4" style:family="paragraph" style:parent-style-name="Standard">
      <style:text-properties fo:color="#990000"/>
    </style:style>
    <style:style style:name="P5" style:family="paragraph" style:parent-style-name="Standard">
      <style:text-properties fo:color="#009900"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0033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cc00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cc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99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ff950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99ff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66c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1933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33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><text:s text:c="45"/><text:span text:style-name="T12">Data Types in MySQL Server</text:span></text:p>
      <text:p text:style-name="Standard"><text:span text:style-name="T3"/></text:p>
      <text:p text:style-name="Standard"><text:span text:style-name="T3"><text:s text:c="4"/></text:span><text:span text:style-name="T7">*Numeric</text:span></text:p>
      <text:p text:style-name="P1"><text:span text:style-name="T1"><text:s text:c="5"/></text:span><text:span text:style-name="T9">INT</text:span><text:span text:style-name="T4"> [(M)] [UNSIGNED] </text:span><text:span text:style-name="T9">DOUBLE</text:span><text:span text:style-name="T4"> [(M, D)] [UNSIGNED] E.g. DOUBLE[5, 2] – 999.99</text:span></text:p>
      <text:p text:style-name="P2"><text:s text:c="5"/><text:span text:style-name="T6">DECIMAL</text:span> [(M, D )] [UNSIGNED] [ZEROFILL]</text:p>
      <text:p text:style-name="P2"/>
      <text:p text:style-name="Standard"><text:span text:style-name="T7"><text:s text:c="3"/>*Sring</text:span></text:p>
      <text:p text:style-name="P1"><text:span text:style-name="T1"><text:s text:c="5"/></text:span><text:span text:style-name="T9">CHAR</text:span><text:span text:style-name="T4"> [30 characters </text:span><text:span text:style-name="T9">VARCHAR</text:span><text:span text:style-name="T4"> [255 characters </text:span><text:span text:style-name="T9">BLOB</text:span><text:span text:style-name="T4"> very big</text:span></text:p>
      <text:p text:style-name="P1"><text:span text:style-name="T4"/></text:p>
      <text:p text:style-name="P1"><text:span text:style-name="T4"><text:s text:c="4"/></text:span><text:span text:style-name="T8">*Date-Time</text:span></text:p>
      <text:p text:style-name="P1"><text:span text:style-name="T2"><text:s text:c="5"/></text:span><text:span text:style-name="T9">DATA, TIME, DATATIME, YEAR</text:span></text:p>
      <text:p text:style-name="P1"><text:span text:style-name="T9"/></text:p>
      <text:p text:style-name="P1"><text:span text:style-name="T9"><text:s text:c="3"/></text:span><text:span text:style-name="T11">* Forein-PrimaryKey</text:span><text:span text:style-name="T9">: </text:span><text:span text:style-name="T18">CONSTRAINT</text:span><text:span text:style-name="T14"> `fk_department_id` </text:span><text:span text:style-name="T18">FOREIGN KEY</text:span><text:span text:style-name="T15"> </text:span><text:span text:style-name="T14">(`department_id`)</text:span><text:span text:style-name="T19"> </text:span><text:span text:style-name="T18">REFERENCES</text:span><text:span text:style-name="T15"> </text:span><text:span text:style-name="T14">`departments` (`id`)</text:span></text:p>
      <text:p text:style-name="P1"><text:span text:style-name="T9"/></text:p>
      <text:p text:style-name="P1"><text:span text:style-name="T9"/></text:p>
      <text:p text:style-name="P5"><text:span text:style-name="T5">Example:</text:span></text:p>
      <text:p text:style-name="P4"><text:span text:style-name="T4">CREATE DATABASE IF NOT EXISTS `hospital`; </text:span></text:p>
      <text:p text:style-name="P4"><text:span text:style-name="T4">USE `hospital`;</text:span></text:p>
      <text:p text:style-name="P4"><text:span text:style-name="T4"/></text:p>
      <text:p text:style-name="P4"><text:span text:style-name="T4">CREATE TABLE </text:span><text:span text:style-name="T22">departments</text:span><text:span text:style-name="T4"> (</text:span></text:p>
      <text:p text:style-name="P4"><text:span text:style-name="T4"><text:tab/>id INT PRIMARY KEY AUTO_INCREMENT,</text:span></text:p>
      <text:p text:style-name="P4"><text:span text:style-name="T4"><text:tab/>name VARCHAR(50)</text:span></text:p>
      <text:p text:style-name="P4"><text:span text:style-name="T4">);</text:span></text:p>
      <text:p text:style-name="P4"><text:span text:style-name="T4"/></text:p>
      <text:p text:style-name="P4"><text:span text:style-name="T4">INSERT INTO departments(name) VALUES('Therapy'), ('Support'), ('Management'), ('Other');</text:span></text:p>
      <text:p text:style-name="P4"><text:span text:style-name="T4"/></text:p>
      <text:p text:style-name="P4"><text:span text:style-name="T4">CREATE TABLE </text:span><text:span text:style-name="T22">employees</text:span><text:span text:style-name="T4"> (</text:span></text:p>
      <text:p text:style-name="P4"><text:span text:style-name="T4"><text:tab/>id INT PRIMARY KEY AUTO_INCREMENT,</text:span></text:p>
      <text:p text:style-name="P4"><text:span text:style-name="T4"><text:tab/>first_name VARCHAR(50) NOT NULL,</text:span></text:p>
      <text:p text:style-name="P4"><text:span text:style-name="T4"><text:tab/>last_name VARCHAR(50) NOT NULL,</text:span></text:p>
      <text:p text:style-name="P4"><text:span text:style-name="T4"><text:tab/>job_title VARCHAR(50) NOT NULL,</text:span></text:p>
      <text:p text:style-name="P4"><text:span text:style-name="T4"><text:tab/></text:span><text:span text:style-name="T19">department_id</text:span><text:span text:style-name="T4"> INT NOT NULL,</text:span></text:p>
      <text:p text:style-name="P4"><text:span text:style-name="T4"><text:tab/>salary DOUBLE NOT NULL,</text:span></text:p>
      <text:p text:style-name="P4"><text:span text:style-name="T4"><text:tab/>CONSTRAINT `</text:span><text:span text:style-name="T19">fk_department_id</text:span><text:span text:style-name="T4">` FOREIGN KEY (`</text:span><text:span text:style-name="T19">department_id</text:span><text:span text:style-name="T4">`) REFERENCES `departments` (`</text:span><text:span text:style-name="T19">id</text:span><text:span text:style-name="T4">`)</text:span></text:p>
      <text:p text:style-name="P3"><text:span text:style-name="T4">);</text:span></text:p>
      <text:p text:style-name="P3"><text:span text:style-name="T4"/></text:p>
      <text:p text:style-name="P3"><text:span text:style-name="T4"><text:s text:c="53"/></text:span><text:span text:style-name="T13">C.R.U.D</text:span></text:p>
      <text:p text:style-name="P3"><text:span text:style-name="T13"><text:s text:c="23"/>(Create, <text:s/>Retrieve, <text:s/>Update, <text:s/>Delete)</text:span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3S</meta:editing-duration>
    <meta:editing-cycles>5</meta:editing-cycles>
    <meta:generator>OpenOffice/4.1.10$Win32 OpenOffice.org_project/4110m2$Build-9807</meta:generator>
    <dc:date>2021-10-13T20:03:36.78</dc:date>
    <dc:creator>alex alex</dc:creator>
    <meta:document-statistic meta:table-count="0" meta:image-count="0" meta:object-count="0" meta:page-count="2" meta:paragraph-count="29" meta:word-count="120" meta:character-count="1130"/>
    <meta:user-defined meta:name="Info 1"/>
    <meta:user-defined meta:name="Info 2"/>
    <meta:user-defined meta:name="Info 3"/>
    <meta:user-defined meta:name="Info 4"/>
  </office:meta>
</office:document-meta>
</file>